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3" style:family="table" style:master-page-name="Таблица">
      <style:table-properties style:width="26.702cm" style:page-number="auto" table:align="margins"/>
    </style:style>
    <style:style style:name="Таблица3.A" style:family="table-column">
      <style:table-column-properties style:column-width="9.042cm" style:rel-column-width="22191*"/>
    </style:style>
    <style:style style:name="Таблица3.B" style:family="table-column">
      <style:table-column-properties style:column-width="10.904cm" style:rel-column-width="26762*"/>
    </style:style>
    <style:style style:name="Таблица3.C" style:family="table-column">
      <style:table-column-properties style:column-width="6.756cm" style:rel-column-width="16582*"/>
    </style:style>
    <style:style style:name="Таблица3.A1" style:family="table-cell">
      <style:table-cell-properties fo:padding="0.097cm" fo:border="none"/>
    </style:style>
    <style:style style:name="Таблица1" style:family="table">
      <style:table-properties style:width="26.702cm" table:align="margins"/>
    </style:style>
    <style:style style:name="Таблица1.A" style:family="table-column">
      <style:table-column-properties style:column-width="3.3cm" style:rel-column-width="8100*"/>
    </style:style>
    <style:style style:name="Таблица1.B" style:family="table-column">
      <style:table-column-properties style:column-width="1.169cm" style:rel-column-width="2869*"/>
    </style:style>
    <style:style style:name="Таблица1.C" style:family="table-column">
      <style:table-column-properties style:column-width="1.171cm" style:rel-column-width="2874*"/>
    </style:style>
    <style:style style:name="Таблица1.T" style:family="table-column">
      <style:table-column-properties style:column-width="1.171cm" style:rel-column-width="2876*"/>
    </style:style>
    <style:style style:name="Таблица1.U" style:family="table-column">
      <style:table-column-properties style:column-width="1.173cm" style:rel-column-width="2877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R1" style:family="table-cell">
      <style:table-cell-properties style:vertical-align="middle" fo:padding="0.097cm" fo:border="0.002cm solid #000000"/>
    </style:style>
    <style:style style:name="Таблица1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T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F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2" style:family="table">
      <style:table-properties style:width="26.702cm" table:align="margins"/>
    </style:style>
    <style:style style:name="Таблица2.A" style:family="table-column">
      <style:table-column-properties style:column-width="3.815cm" style:rel-column-width="9362*"/>
    </style:style>
    <style:style style:name="Таблица2.G" style:family="table-column">
      <style:table-column-properties style:column-width="3.815cm" style:rel-column-width="9363*"/>
    </style:style>
    <style:style style:name="Таблица2.1" style:family="table-row">
      <style:table-row-properties style:min-row-height="0.556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G1" style:family="table-cell">
      <style:table-cell-properties fo:padding="0.097cm" fo:border="0.002cm solid #000000"/>
    </style:style>
    <style:style style:name="Таблица2.D2" style:family="table-cell">
      <style:table-cell-properties fo:padding="0.097cm" fo:border-left="0.002cm solid #000000" fo:border-right="none" fo:border-top="none" fo:border-bottom="0.002cm solid #000000"/>
    </style:style>
    <style:style style:name="Таблица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G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G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Пустой_20_колонтитул">
      <style:paragraph-properties fo:text-align="end" style:justify-single-word="false"/>
      <style:text-properties style:font-name="Arial" fo:font-size="10pt" fo:language="ru" fo:country="RU" style:font-size-asian="10pt" style:font-size-complex="10pt"/>
    </style:style>
    <style:style style:name="P2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Table_20_Contents">
      <style:text-properties fo:language="ru" fo:country="RU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 style:text-rotation-angle="90" style:text-rotation-scale="line-heigh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style:font-size-asian="10pt" style:font-size-complex="10pt" style:text-rotation-angle="90" style:text-rotation-scale="line-height"/>
    </style:style>
    <style:style style:name="P15" style:family="paragraph" style:parent-style-name="Standard">
      <style:paragraph-properties fo:text-align="end" style:justify-single-word="false"/>
      <style:text-properties style:font-name="Arial" fo:font-size="8pt" fo:language="ru" fo:country="RU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6" style:family="paragraph" style:parent-style-name="Standard">
      <style:paragraph-properties fo:text-align="end" style:justify-single-word="false" style:text-autospace="none"/>
      <style:text-properties style:font-name="Arial" fo:font-size="8pt" fo:language="ru" fo:country="RU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Text_20_body">
      <style:text-properties style:font-name="Arial" fo:font-size="10pt" fo:language="ru" fo:country="RU" style:font-size-asian="10pt" style:font-size-complex="10pt"/>
    </style:style>
    <style:style style:name="P19" style:family="paragraph" style:parent-style-name="Text_20_body">
      <style:paragraph-properties fo:text-align="end" style:justify-single-word="false"/>
      <style:text-properties style:font-name="Arial" fo:font-size="10pt" fo:language="ru" fo:country="RU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2" style:family="paragraph" style:parent-style-name="Text_20_body" style:master-page-name="Без_20_колонтитулов">
      <style:paragraph-properties fo:text-align="end" style:justify-single-word="false" style:page-number="auto"/>
      <style:text-properties style:font-name="Arial" fo:font-size="10pt" fo:language="ru" fo:country="RU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ru" fo:country="RU" style:font-size-asian="10pt" style:font-size-complex="10pt"/>
    </style:style>
    <style:style style:name="T3" style:family="text">
      <style:text-properties style:font-name="Arial" fo:font-size="10pt" fo:language="en" fo:country="US" style:font-size-asian="10pt" style:font-size-complex="10pt"/>
    </style:style>
    <style:style style:name="T4" style:family="text">
      <style:text-properties style:font-name="Arial" fo:font-size="8pt" fo:language="ru" fo:country="RU" style:font-size-asian="8pt" style:font-size-complex="8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use-window-font-color="true" style:text-outline="false" style:text-line-through-style="none" style:font-name="Segoe UI" fo:font-size="9pt" fo:letter-spacing="normal" fo:font-style="normal" fo:text-shadow="none" style:text-underline-style="none" fo:font-weight="normal" style:letter-kerning="true" style:font-name-asian="Segoe UI" style:font-size-asian="9pt" style:font-style-asian="normal" style:font-weight-asian="normal" style:font-name-complex="Segoe UI" style:font-size-complex="9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rotation-angle="90" style:text-rotation-scale="line-heigh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language="en" fo:country="US"/>
    </style:style>
    <style:style style:name="T11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86993208" text:id="ct86993208">
          <text:insertion>
            <office:change-info>
              <dc:creator>&lt;анонимный&gt;</dc:creator>
              <dc:date>2013-02-22T16:10:00</dc:date>
            </office:change-info>
          </text:insertion>
        </text:changed-region>
        <text:changed-region xml:id="ct86993104" text:id="ct86993104">
          <text:insertion>
            <office:change-info>
              <dc:creator>&lt;анонимный&gt;</dc:creator>
              <dc:date>2013-03-01T16:18:00</dc:date>
            </office:change-info>
          </text:insertion>
        </text:changed-region>
        <text:changed-region xml:id="ct241835192" text:id="ct241835192">
          <text:insertion>
            <office:change-info>
              <dc:creator>&lt;анонимный&gt;</dc:creator>
              <dc:date>2013-12-18T19:26:00</dc:date>
            </office:change-info>
          </text:insertion>
        </text:changed-region>
        <text:changed-region xml:id="ct241835296" text:id="ct241835296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241835400" text:id="ct241835400">
          <text:insertion>
            <office:change-info>
              <dc:creator>&lt;анонимный&gt;</dc:creator>
              <dc:date>2012-08-30T12:51:00</dc:date>
            </office:change-info>
          </text:insertion>
        </text:changed-region>
        <text:changed-region xml:id="ct241835504" text:id="ct241835504">
          <text:insertion>
            <office:change-info>
              <dc:creator>&lt;анонимный&gt;</dc:creator>
              <dc:date>2012-08-30T12:52:00</dc:date>
            </office:change-info>
          </text:insertion>
        </text:changed-region>
        <text:changed-region xml:id="ct241835608" text:id="ct241835608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241835712" text:id="ct241835712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241835816" text:id="ct241835816">
          <text:insertion>
            <office:change-info>
              <dc:creator>&lt;анонимный&gt;</dc:creator>
              <dc:date>2012-08-30T12:54:00</dc:date>
            </office:change-info>
          </text:insertion>
        </text:changed-region>
        <text:changed-region xml:id="ct241835920" text:id="ct241835920">
          <text:insertion>
            <office:change-info>
              <dc:creator>&lt;анонимный&gt;</dc:creator>
              <dc:date>2012-08-30T12:56:00</dc:date>
            </office:change-info>
          </text:insertion>
        </text:changed-region>
        <text:changed-region xml:id="ct241836024" text:id="ct241836024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242083248" text:id="ct242083248">
          <text:insertion>
            <office:change-info>
              <dc:creator>&lt;анонимный&gt;</dc:creator>
              <dc:date>2012-08-30T12:57:00</dc:date>
            </office:change-info>
          </text:insertion>
        </text:changed-region>
        <text:changed-region xml:id="ct242083352" text:id="ct242083352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242083456" text:id="ct242083456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242083560" text:id="ct242083560">
          <text:insertion>
            <office:change-info>
              <dc:creator>&lt;анонимный&gt;</dc:creator>
              <dc:date>2012-08-30T12:58:00</dc:date>
            </office:change-info>
          </text:insertion>
        </text:changed-region>
        <text:changed-region xml:id="ct242083664" text:id="ct242083664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242083768" text:id="ct242083768">
          <text:insertion>
            <office:change-info>
              <dc:creator>&lt;анонимный&gt;</dc:creator>
              <dc:date>2012-08-30T12:59:00</dc:date>
            </office:change-info>
          </text:insertion>
        </text:changed-region>
        <text:changed-region xml:id="ct242083872" text:id="ct242083872">
          <text:insertion>
            <office:change-info>
              <dc:creator>&lt;анонимный&gt;</dc:creator>
              <dc:date>2012-08-30T13:00:00</dc:date>
            </office:change-info>
          </text:insertion>
        </text:changed-region>
        <text:changed-region xml:id="ct242083976" text:id="ct242083976">
          <text:insertion>
            <office:change-info>
              <dc:creator>&lt;анонимный&gt;</dc:creator>
              <dc:date>2012-08-30T13:01:00</dc:date>
            </office:change-info>
          </text:insertion>
        </text:changed-region>
        <text:changed-region xml:id="ct242084080" text:id="ct242084080">
          <text:insertion>
            <office:change-info>
              <dc:creator>&lt;анонимный&gt;</dc:creator>
              <dc:date>2012-08-30T13:02:00</dc:date>
            </office:change-info>
          </text:insertion>
        </text:changed-region>
        <text:changed-region xml:id="ct242084184" text:id="ct242084184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242084288" text:id="ct242084288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242084392" text:id="ct242084392">
          <text:insertion>
            <office:change-info>
              <dc:creator>&lt;анонимный&gt;</dc:creator>
              <dc:date>2012-08-30T13:03:00</dc:date>
            </office:change-info>
          </text:insertion>
        </text:changed-region>
        <text:changed-region xml:id="ct242084496" text:id="ct242084496">
          <text:insertion>
            <office:change-info>
              <dc:creator>&lt;анонимный&gt;</dc:creator>
              <dc:date>2013-02-20T13:16:00</dc:date>
            </office:change-info>
          </text:insertion>
        </text:changed-region>
        <text:changed-region xml:id="ct242084600" text:id="ct242084600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242084704" text:id="ct242084704">
          <text:insertion>
            <office:change-info>
              <dc:creator>&lt;анонимный&gt;</dc:creator>
              <dc:date>2013-02-20T13:25:00</dc:date>
            </office:change-info>
          </text:insertion>
        </text:changed-region>
        <text:changed-region xml:id="ct242084808" text:id="ct242084808">
          <text:insertion>
            <office:change-info>
              <dc:creator>&lt;анонимный&gt;</dc:creator>
              <dc:date>2013-02-20T13:27:00</dc:date>
            </office:change-info>
          </text:insertion>
        </text:changed-region>
        <text:changed-region xml:id="ct242084912" text:id="ct242084912">
          <text:insertion>
            <office:change-info>
              <dc:creator>&lt;анонимный&gt;</dc:creator>
              <dc:date>2013-02-20T13:32:00</dc:date>
            </office:change-info>
          </text:insertion>
        </text:changed-region>
        <text:changed-region xml:id="ct242085016" text:id="ct242085016">
          <text:insertion>
            <office:change-info>
              <dc:creator>&lt;анонимный&gt;</dc:creator>
              <dc:date>2013-02-20T13:33:00</dc:date>
            </office:change-info>
          </text:insertion>
        </text:changed-region>
        <text:changed-region xml:id="ct242085120" text:id="ct242085120">
          <text:insertion>
            <office:change-info>
              <dc:creator>&lt;анонимный&gt;</dc:creator>
              <dc:date>2013-02-20T15:04:00</dc:date>
            </office:change-info>
          </text:insertion>
        </text:changed-region>
        <text:changed-region xml:id="ct242085224" text:id="ct242085224">
          <text:insertion>
            <office:change-info>
              <dc:creator>&lt;анонимный&gt;</dc:creator>
              <dc:date>2013-02-20T15:50:00</dc:date>
            </office:change-info>
          </text:insertion>
        </text:changed-region>
        <text:changed-region xml:id="ct242085328" text:id="ct242085328">
          <text:insertion>
            <office:change-info>
              <dc:creator>&lt;анонимный&gt;</dc:creator>
              <dc:date>2013-02-20T15:52:00</dc:date>
            </office:change-info>
          </text:insertion>
        </text:changed-region>
        <text:changed-region xml:id="ct242085432" text:id="ct242085432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242085536" text:id="ct242085536">
          <text:insertion>
            <office:change-info>
              <dc:creator>&lt;анонимный&gt;</dc:creator>
              <dc:date>2013-02-20T15:53:00</dc:date>
            </office:change-info>
          </text:insertion>
        </text:changed-region>
        <text:changed-region xml:id="ct242085640" text:id="ct242085640">
          <text:insertion>
            <office:change-info>
              <dc:creator>&lt;анонимный&gt;</dc:creator>
              <dc:date>2013-02-20T15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0">Министерство здравоохранения Российской Федерации</text:p>
            <text:p text:style-name="P21">ФГБУ «ФНКЦ ДГОИ им. Дмитрия Рогачева»</text:p>
            <text:p text:style-name="P6"/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7">Учетная документация</text:p>
            <text:p text:style-name="P7">Форма №007\у - 02</text:p>
            <text:p text:style-name="P7"/>
            <text:p text:style-name="P15">Утверждена приказом</text:p>
            <text:p text:style-name="P16">Минздравсоцразвития России</text:p>
            <text:p text:style-name="P16">от <text:span text:style-name="T9"> 30.12.2002 </text:span><text:span text:style-name="T8">г</text:span>. <text:s/>№<text:span text:style-name="T9"> 413 </text:span></text:p>
          </table:table-cell>
        </table:table-row>
      </table:table>
      <text:p text:style-name="Standard"/>
      <text:p text:style-name="P2"/>
      <text:p text:style-name="P4">Л И С Т О К</text:p>
      <text:p text:style-name="P9">ежедневного учета движения больных и коечного фонда стационара круглосуточного пребывания,</text:p>
      <text:p text:style-name="P9">дневного стационара при больничном учреждении</text:p>
      <text:p text:style-name="P13"> <text:change-start text:change-id="ct86993208"/>getData('department.name')<text:change-end text:change-id="ct86993208"/> </text:p>
      <text:p text:style-name="P17"><text:span text:style-name="T2">от  </text:span><text:change-start text:change-id="ct86993104"/><text:span text:style-name="T4">formatDate('rangeReportDateTime.</text:span><text:span text:style-name="T5">end</text:span><text:span text:style-name="T4">')</text:span><text:change-end text:change-id="ct86993104"/><text:span text:style-name="T2"> 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T"/>
        <table:table-column table:style-name="Таблица1.U"/>
        <table:table-row>
          <table:table-cell table:style-name="Таблица1.A1" table:number-rows-spanned="4" office:value-type="string">
            <text:p text:style-name="P4"/>
          </table:table-cell>
          <table:table-cell table:style-name="Таблица1.A1" table:number-rows-spanned="4" office:value-type="string">
            <text:p text:style-name="P12">Код</text:p>
          </table:table-cell>
          <table:table-cell table:style-name="Таблица1.A1" table:number-rows-spanned="4" office:value-type="string">
            <text:p text:style-name="P12">Фактически развернуто коек,<text:line-break/> включая койки, свернутые на ремонт</text:p>
          </table:table-cell>
          <table:table-cell table:style-name="Таблица1.A1" table:number-rows-spanned="4" office:value-type="string">
            <text:p text:style-name="P5">В том числе коек, <text:line-break/>свернутых на ремонт</text:p>
          </table:table-cell>
          <table:table-cell table:style-name="Таблица1.A1" table:number-columns-spanned="13" office:value-type="string">
            <text:p text:style-name="P4">Движение больных за истекшие сутк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4" office:value-type="string">
            <text:p text:style-name="P4">На начало текущего дня 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table:number-rows-spanned="3" office:value-type="string">
            <text:p text:style-name="P5">Состояло больных <text:line-break/>на начало истекших суток </text:p>
          </table:table-cell>
          <table:table-cell table:style-name="Таблица1.E2" table:number-columns-spanned="5" office:value-type="string">
            <text:p text:style-name="P4">Поступило больных (без переведенных внутри больницы) 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table:number-columns-spanned="2" office:value-type="string">
            <text:p text:style-name="P4">переведено больных внутри больницы </text:p>
          </table:table-cell>
          <table:covered-table-cell/>
          <table:table-cell table:style-name="Таблица1.E2" table:number-columns-spanned="4" office:value-type="string">
            <text:p text:style-name="P4">Выписано больных </text:p>
          </table:table-cell>
          <table:covered-table-cell/>
          <table:covered-table-cell/>
          <table:covered-table-cell/>
          <table:table-cell table:style-name="Таблица1.E2" table:number-rows-spanned="3" office:value-type="string">
            <text:p text:style-name="P4"><text:span text:style-name="T7">умерло</text:span> </text:p>
          </table:table-cell>
          <table:table-cell table:style-name="Таблица1.E2" table:number-rows-spanned="3" office:value-type="string">
            <text:p text:style-name="P5">состоит больных - всего </text:p>
          </table:table-cell>
          <table:table-cell table:style-name="Таблица1.E2" table:number-rows-spanned="3" office:value-type="string">
            <text:p text:style-name="P11">состоит матерей при больных детях </text:p>
          </table:table-cell>
          <table:table-cell table:style-name="Таблица1.T2" table:number-columns-spanned="2" office:value-type="string">
            <text:p text:style-name="P4">свободных мест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F3" table:number-rows-spanned="2" office:value-type="string">
            <text:p text:style-name="P5">всего </text:p>
          </table:table-cell>
          <table:table-cell table:style-name="Таблица1.F3" table:number-rows-spanned="2" office:value-type="string">
            <text:p text:style-name="P5">в т.ч. из дневного стационара </text:p>
          </table:table-cell>
          <table:table-cell table:style-name="Таблица1.E2" table:number-columns-spanned="3" office:value-type="string">
            <text:p text:style-name="P4">из них (из гр. 6) 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4"><text:span text:style-name="T7">всего</text:span> </text:p>
          </table:table-cell>
          <table:table-cell table:style-name="Таблица1.E2" table:number-columns-spanned="3" office:value-type="string">
            <text:p text:style-name="P4">в т.ч. 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E2" table:number-rows-spanned="2" office:value-type="string">
            <text:p text:style-name="P5">мужских </text:p>
          </table:table-cell>
          <table:table-cell table:style-name="Таблица1.T2" table:number-rows-spanned="2" office:value-type="string">
            <text:p text:style-name="P5">женских 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4">сельских жителей </text:p>
          </table:table-cell>
          <table:table-cell table:style-name="Таблица1.E2" office:value-type="string">
            <text:p text:style-name="P14">0-17 лет </text:p>
          </table:table-cell>
          <table:table-cell table:style-name="Таблица1.E2" office:value-type="string">
            <text:p text:style-name="P14">60 лет и старше </text:p>
          </table:table-cell>
          <table:table-cell table:style-name="Таблица1.E2" office:value-type="string">
            <text:p text:style-name="P14">из других отделений </text:p>
          </table:table-cell>
          <table:table-cell table:style-name="Таблица1.E2" office:value-type="string">
            <text:p text:style-name="P14">в другие отделения </text:p>
          </table:table-cell>
          <table:covered-table-cell/>
          <table:table-cell table:style-name="Таблица1.E2" office:value-type="string">
            <text:p text:style-name="P14">переведенных <text:line-break/>в другие стационары </text:p>
          </table:table-cell>
          <table:table-cell table:style-name="Таблица1.E2" office:value-type="string">
            <text:p text:style-name="P14">в круглосуточный <text:line-break/>стационар </text:p>
          </table:table-cell>
          <table:table-cell table:style-name="Таблица1.E2" office:value-type="string">
            <text:p text:style-name="P14">в дневной стационар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E2" office:value-type="string">
            <text:p text:style-name="P6">1</text:p>
          </table:table-cell>
          <table:table-cell table:style-name="Таблица1.E2" office:value-type="string">
            <text:p text:style-name="P6">2</text:p>
          </table:table-cell>
          <table:table-cell table:style-name="Таблица1.E2" office:value-type="string">
            <text:p text:style-name="P6">3</text:p>
          </table:table-cell>
          <table:table-cell table:style-name="Таблица1.E2" office:value-type="string">
            <text:p text:style-name="P6">4</text:p>
          </table:table-cell>
          <table:table-cell table:style-name="Таблица1.E2" office:value-type="string">
            <text:p text:style-name="P6">5</text:p>
          </table:table-cell>
          <table:table-cell table:style-name="Таблица1.E2" office:value-type="string">
            <text:p text:style-name="P6">6</text:p>
          </table:table-cell>
          <table:table-cell table:style-name="Таблица1.E2" office:value-type="string">
            <text:p text:style-name="P6">7</text:p>
          </table:table-cell>
          <table:table-cell table:style-name="Таблица1.E2" office:value-type="string">
            <text:p text:style-name="P6">8</text:p>
          </table:table-cell>
          <table:table-cell table:style-name="Таблица1.E2" office:value-type="string">
            <text:p text:style-name="P6">9</text:p>
          </table:table-cell>
          <table:table-cell table:style-name="Таблица1.E2" office:value-type="string">
            <text:p text:style-name="P6">10</text:p>
          </table:table-cell>
          <table:table-cell table:style-name="Таблица1.E2" office:value-type="string">
            <text:p text:style-name="P6">11</text:p>
          </table:table-cell>
          <table:table-cell table:style-name="Таблица1.E2" office:value-type="string">
            <text:p text:style-name="P6">12</text:p>
          </table:table-cell>
          <table:table-cell table:style-name="Таблица1.E2" office:value-type="string">
            <text:p text:style-name="P6">13</text:p>
          </table:table-cell>
          <table:table-cell table:style-name="Таблица1.E2" office:value-type="string">
            <text:p text:style-name="P6">14</text:p>
          </table:table-cell>
          <table:table-cell table:style-name="Таблица1.E2" office:value-type="string">
            <text:p text:style-name="P6">15</text:p>
          </table:table-cell>
          <table:table-cell table:style-name="Таблица1.E2" office:value-type="string">
            <text:p text:style-name="P6">16</text:p>
          </table:table-cell>
          <table:table-cell table:style-name="Таблица1.E2" office:value-type="string">
            <text:p text:style-name="P6">17</text:p>
          </table:table-cell>
          <table:table-cell table:style-name="Таблица1.E2" office:value-type="string">
            <text:p text:style-name="P6">18</text:p>
          </table:table-cell>
          <table:table-cell table:style-name="Таблица1.E2" office:value-type="string">
            <text:p text:style-name="P6">19</text:p>
          </table:table-cell>
          <table:table-cell table:style-name="Таблица1.E2" office:value-type="string">
            <text:p text:style-name="P6">20</text:p>
          </table:table-cell>
          <table:table-cell table:style-name="Таблица1.T2" office:value-type="string">
            <text:p text:style-name="P6">2<text:span text:style-name="T10">1</text:span></text:p>
          </table:table-cell>
        </table:table-row>
        <table:table-row>
          <table:table-cell table:style-name="Таблица1.E2" office:value-type="string">
            <text:p text:style-name="P4"><office:annotation><dc:creator>&lt;анонимный&gt;</dc:creator><dc:date>2012-08-30T13:04:22.63</dc:date><text:p text:style-name="P23"><text:span text:style-name="T11">do row for count in data['counts']</text:span></text:p></office:annotation><text:change-start text:change-id="ct241835192"/><text:span text:style-name="T10">getData('name.name',count)</text:span><text:change-end text:change-id="ct241835192"/></text:p>
          </table:table-cell>
          <table:table-cell table:style-name="Таблица1.E2" office:value-type="string">
            <text:p text:style-name="P4"><text:change-start text:change-id="ct241835296"/>getData('code', count)<text:change-end text:change-id="ct241835296"/></text:p>
          </table:table-cell>
          <table:table-cell table:style-name="Таблица1.E2" office:value-type="string">
            <text:p text:style-name="P4"><text:change-start text:change-id="ct241835400"/>getData('deployedBed', count)<text:change-end text:change-id="ct241835400"/></text:p>
          </table:table-cell>
          <table:table-cell table:style-name="Таблица1.E2" office:value-type="string">
            <text:p text:style-name="P4"><text:change-start text:change-id="ct241835504"/>getData('closedBed', count)<text:change-end text:change-id="ct241835504"/></text:p>
          </table:table-cell>
          <table:table-cell table:style-name="Таблица1.E2" office:value-type="string">
            <text:p text:style-name="P4"><text:change-start text:change-id="ct241835608"/>getData('movement.atBeginingLastDay', count)<text:change-end text:change-id="ct241835608"/></text:p>
          </table:table-cell>
          <table:table-cell table:style-name="Таблица1.E2" office:value-type="string">
            <text:p text:style-name="P4"><text:change-start text:change-id="ct241835712"/>getData('movement.received.summary', count)<text:change-end text:change-id="ct241835712"/></text:p>
          </table:table-cell>
          <table:table-cell table:style-name="Таблица1.E2" office:value-type="string">
            <text:p text:style-name="P4"><text:change-start text:change-id="ct241835816"/>getData('movement.received.fromDayHospital', count<text:soft-page-break/>)<text:change-end text:change-id="ct241835816"/></text:p>
          </table:table-cell>
          <table:table-cell table:style-name="Таблица1.E2" office:value-type="string">
            <text:p text:style-name="P4"><text:change-start text:change-id="ct241835920"/>getData('movement.received.including.villagers', count<text:soft-page-break/>)<text:change-end text:change-id="ct241835920"/></text:p>
          </table:table-cell>
          <table:table-cell table:style-name="Таблица1.E2" office:value-type="string">
            <text:p text:style-name="P4"><text:change-start text:change-id="ct241836024"/>getData('movement.received.including.before17age', count<text:soft-page-break/>)<text:change-end text:change-id="ct241836024"/></text:p>
          </table:table-cell>
          <table:table-cell table:style-name="Таблица1.E2" office:value-type="string">
            <text:p text:style-name="P4"><text:change-start text:change-id="ct242083248"/>getData('movement.received.including.after60age', count<text:soft-page-break/>)<text:change-end text:change-id="ct242083248"/></text:p>
          </table:table-cell>
          <table:table-cell table:style-name="Таблица1.E2" office:value-type="string">
            <text:p text:style-name="P4"><text:change-start text:change-id="ct242083352"/>getData('movement.moving.from', count)<text:change-end text:change-id="ct242083352"/></text:p>
          </table:table-cell>
          <table:table-cell table:style-name="Таблица1.E2" office:value-type="string">
            <text:p text:style-name="P4"><text:change-start text:change-id="ct242083456"/>getData('movement.moving.in', count)<text:change-end text:change-id="ct242083456"/></text:p>
          </table:table-cell>
          <table:table-cell table:style-name="Таблица1.E2" office:value-type="string">
            <text:p text:style-name="P4"><text:change-start text:change-id="ct242083560"/>getData('movement.leaved.summary', count)<text:change-end text:change-id="ct242083560"/></text:p>
          </table:table-cell>
          <table:table-cell table:style-name="Таблица1.E2" office:value-type="string">
            <text:p text:style-name="P4"><text:change-start text:change-id="ct242083664"/>getData('movement.leaved.including.toOtherHospital', <text:soft-page-break/>count)<text:change-end text:change-id="ct242083664"/></text:p>
          </table:table-cell>
          <table:table-cell table:style-name="Таблица1.E2" office:value-type="string">
            <text:p text:style-name="P4"><text:change-start text:change-id="ct242083768"/>getData('movement.leaved.including.toHourHospital', <text:soft-page-break/>count)<text:change-end text:change-id="ct242083768"/></text:p>
          </table:table-cell>
          <table:table-cell table:style-name="Таблица1.E2" office:value-type="string">
            <text:p text:style-name="P4"><text:change-start text:change-id="ct242083872"/>getData('movement.leaved.including.toDayHospital', <text:soft-page-break/>count)<text:change-end text:change-id="ct242083872"/></text:p>
          </table:table-cell>
          <table:table-cell table:style-name="Таблица1.E2" office:value-type="string">
            <text:p text:style-name="P4"><text:change-start text:change-id="ct242083976"/>getData('movement.died', count)<text:change-end text:change-id="ct242083976"/></text:p>
          </table:table-cell>
          <table:table-cell table:style-name="Таблица1.E2" office:value-type="string">
            <text:p text:style-name="P4"><text:change-start text:change-id="ct242084080"/>getData('atBeginingOfDay.summary', count)<text:change-end text:change-id="ct242084080"/></text:p>
          </table:table-cell>
          <table:table-cell table:style-name="Таблица1.E2" office:value-type="string">
            <text:p text:style-name="P4"><text:change-start text:change-id="ct242084184"/>getData('atBeginingOfDay.mothers', count)<text:change-end text:change-id="ct242084184"/></text:p>
          </table:table-cell>
          <table:table-cell table:style-name="Таблица1.E2" office:value-type="string">
            <text:p text:style-name="P4"><text:change-start text:change-id="ct242084288"/>getData('atBeginingOfDay.freePlaces.male', count)<text:change-end text:change-id="ct242084288"/></text:p>
          </table:table-cell>
          <table:table-cell table:style-name="Таблица1.T2" office:value-type="string">
            <text:p text:style-name="P4"><text:change-start text:change-id="ct242084392"/>getData('atBeginingOfDay.freePlaces.female', count)<text:change-end text:change-id="ct242084392"/></text:p>
          </table:table-cell>
        </table:table-row>
      </table:table>
      <text:p text:style-name="P18"/>
      <text:p text:style-name="P18"/>
      <text:p text:style-name="P22">оборотная сторона ф. № 007/у</text:p>
      <text:p text:style-name="P19"/>
      <table:table table:name="Таблица2" table:style-name="Таблица2">
        <table:table-column table:style-name="Таблица2.A" table:number-columns-repeated="6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6">Фамилия, и., о. поступивших</text:p>
          </table:table-cell>
          <table:table-cell table:style-name="Таблица2.A1" table:number-rows-spanned="2" office:value-type="string">
            <text:p text:style-name="P6">Фамилия, и., о., поступивших из круглосуточного стационара</text:p>
          </table:table-cell>
          <table:table-cell table:style-name="Таблица2.A1" table:number-rows-spanned="2" office:value-type="string">
            <text:p text:style-name="P6">Фамилия, и., о. выписанных</text:p>
          </table:table-cell>
          <table:table-cell table:style-name="Таблица2.A1" table:number-columns-spanned="2" office:value-type="string">
            <text:p text:style-name="P6">Фамилия, и., о. переведенных</text:p>
          </table:table-cell>
          <table:covered-table-cell/>
          <table:table-cell table:style-name="Таблица2.A1" table:number-rows-spanned="2" office:value-type="string">
            <text:p text:style-name="P6">Фамилия, и., о. умерших</text:p>
          </table:table-cell>
          <table:table-cell table:style-name="Таблица2.G1" table:number-rows-spanned="2" office:value-type="string">
            <text:p text:style-name="P6">Фамилия, и., о. больных, находящихся во временном отпуску*</text:p>
          </table:table-cell>
        </table:table-row>
        <table:table-row>
          <table:covered-table-cell/>
          <table:covered-table-cell/>
          <table:covered-table-cell/>
          <table:table-cell table:style-name="Таблица2.D2" office:value-type="string">
            <text:p text:style-name="P6">в другие отделения данной больницы</text:p>
          </table:table-cell>
          <table:table-cell table:style-name="Таблица2.D2" office:value-type="string">
            <text:p text:style-name="P6">в другие стационары</text:p>
          </table:table-cell>
          <table:covered-table-cell/>
          <table:covered-table-cell/>
        </table:table-row>
        <table:table-row>
          <table:table-cell table:style-name="Таблица2.A3" office:value-type="float" office:value="1">
            <text:p text:style-name="P6">1</text:p>
          </table:table-cell>
          <table:table-cell table:style-name="Таблица2.A3" office:value-type="float" office:value="2">
            <text:p text:style-name="P6">2</text:p>
          </table:table-cell>
          <table:table-cell table:style-name="Таблица2.A3" office:value-type="float" office:value="3">
            <text:p text:style-name="P6">3</text:p>
          </table:table-cell>
          <table:table-cell table:style-name="Таблица2.A3" office:value-type="float" office:value="4">
            <text:p text:style-name="P6">4</text:p>
          </table:table-cell>
          <table:table-cell table:style-name="Таблица2.A3" office:value-type="float" office:value="5">
            <text:p text:style-name="P6">5</text:p>
          </table:table-cell>
          <table:table-cell table:style-name="Таблица2.A3" office:value-type="float" office:value="6">
            <text:p text:style-name="P6">6</text:p>
          </table:table-cell>
          <table:table-cell table:style-name="Таблица2.G3" office:value-type="float" office:value="7">
            <text:p text:style-name="P6">7</text:p>
          </table:table-cell>
        </table:table-row>
        <table:table-row>
          <table:table-cell table:style-name="Таблица2.D2" office:value-type="string">
            <text:p text:style-name="P8"><text:span text:style-name="T1"> </text:span><text:span text:style-name="T1"><office:annotation><dc:creator>&lt;анонимный&gt;</dc:creator><dc:date>2013-02-20T12:35:16.65</dc:date><text:p text:style-name="P23"><text:span text:style-name="T14">do text <text:s/>for column_1 in data['patients']['received']</text:span></text:p></office:annotation></text:span><text:change-start text:change-id="ct242084496"/><text:span text:style-name="T6">getData('patient.raw', column_1)</text:span><text:change-end text:change-id="ct242084496"/><text:span text:style-name="T1"> <text:line-break/> </text:span><text:change-start text:change-id="ct242084600"/><text:span text:style-name="T3">getData('patientInfo',</text:span><text:span text:style-name="T1"> column_1)</text:span><text:change-end text:change-id="ct242084600"/><text:span text:style-name="T1"><text:line-break/></text:span></text:p>
          </table:table-cell>
          <table:table-cell table:style-name="Таблица2.D2" office:value-type="string">
            <text:p text:style-name="P3"> <office:annotation><dc:creator>&lt;анонимный&gt;</dc:creator><dc:date>2013-02-20T13:25:44.65</dc:date><text:p text:style-name="P23"><text:span text:style-name="T12">do text for column_2 in data['patients']['receivedFromHourHospital'] </text:span></text:p></office:annotation><text:change-start text:change-id="ct242084704"/>getData('patient.raw', column_2)<text:change-end text:change-id="ct242084704"/> <text:line-break/> <text:change-start text:change-id="ct242084808"/>getData('<text:span text:style-name="T10">patientInfo</text:span>', column_2)<text:change-end text:change-id="ct242084808"/>)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3:33:07.65</dc:date><text:p text:style-name="P23"><text:span text:style-name="T12">do text for column_3 in </text:span><text:span text:style-name="T13">data['patients']['leaved']</text:span></text:p></office:annotation><text:change-start text:change-id="ct242084912"/>getData('patient.raw', column_3)<text:change-end text:change-id="ct242084912"/> <text:line-break/> <text:change-start text:change-id="ct242085016"/><text:span text:style-name="T10">getData('patientInfo',</text:span> column_3)<text:change-end text:change-id="ct242085016"/>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5:05:11.65</dc:date><text:p text:style-name="P23"><text:span text:style-name="T12">do text for column_4 in data['patients']['moving']['toDepartment']</text:span></text:p></office:annotation><text:change-start text:change-id="ct242085120"/>getData('patient.raw', column_4)<text:change-end text:change-id="ct242085120"/> <text:line-break/> <text:change-start text:change-id="ct242085224"/><text:span text:style-name="T10">getData('patientInfo',</text:span> column_4)<text:change-end text:change-id="ct242085224"/>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5:53:03.65</dc:date><text:p text:style-name="P23"><text:span text:style-name="T12">do text for column_5 in data['patients']['moving']['toHospital']</text:span></text:p></office:annotation><text:change-start text:change-id="ct242085328"/>getData('patient.raw', column_5)<text:change-end text:change-id="ct242085328"/> <text:line-break/> <text:change-start text:change-id="ct242085432"/><text:span text:style-name="T10">getData('patientInfo',</text:span> column_5)<text:change-end text:change-id="ct242085432"/><text:line-break/></text:p>
          </table:table-cell>
          <table:table-cell table:style-name="Таблица2.D2" office:value-type="string">
            <text:p text:style-name="P3"> <office:annotation><dc:creator>&lt;анонимный&gt;</dc:creator><dc:date>2013-02-20T15:54:32.66</dc:date><text:p text:style-name="P23"><text:span text:style-name="T12">do text for column_6 in data['patients']['died']</text:span></text:p></office:annotation><text:change-start text:change-id="ct242085536"/>getData('patient.raw', column_6)<text:change-end text:change-id="ct242085536"/> <text:line-break/> <text:change-start text:change-id="ct242085640"/><text:span text:style-name="T10">getData('patientInfo',</text:span> column_6)<text:change-end text:change-id="ct242085640"/><text:line-break/></text:p>
          </table:table-cell>
          <table:table-cell table:style-name="Таблица2.G4" office:value-type="string">
            <text:p text:style-name="P3"/>
          </table:table-cell>
        </table:table-row>
      </table:table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Пустой_20_колонтитул" style:display-name="Пустой колонтитул" style:family="paragraph" style:parent-style-name="Footer" style:next-style-name="Footer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Пустой_20_колонтитул">
      <style:paragraph-properties fo:text-align="end" style:justify-single-word="false"/>
      <style:text-properties style:font-name="Arial" fo:font-size="10pt" fo:language="ru" fo:country="RU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Без_20_колонтитулов" style:display-name="Без колонтитулов" style:page-layout-name="Mpm1" style:next-style-name="Standard"/>
    <style:master-page style:name="First_20_Page" style:display-name="First Page" style:page-layout-name="Mpm2" style:next-style-name="Standard"/>
    <style:master-page style:name="Landscape" style:page-layout-name="Mpm3"/>
    <style:master-page style:name="Таблица" style:page-layout-name="Mpm4">
      <style:footer>
        <text:p text:style-name="MP1">Подпись старшей медицинской сестры: ____________________________</text:p>
      </style:footer>
    </style:master-page>
    <style:master-page style:name="Footnot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3:30:34</meta:creation-date>
    <dc:date>2013-12-18T19:32:47.41</dc:date>
    <meta:editing-duration>P3DT8H24M30S</meta:editing-duration>
    <meta:editing-cycles>157</meta:editing-cycles>
    <meta:generator>OpenOffice/4.0.1$Win32 OpenOffice.org_project/401m5$Build-9714</meta:generator>
    <meta:document-statistic meta:table-count="3" meta:image-count="0" meta:object-count="0" meta:page-count="3" meta:paragraph-count="105" meta:word-count="293" meta:character-count="2784"/>
  </office:meta>
</office:document-meta>
</file>